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ndale Mono"/>
    </style:style>
    <style:style style:name="ce2" style:family="table-cell" style:parent-style-name="Default">
      <style:table-cell-properties fo:background-color="#ffffff" fo:border="0.74pt solid #000000"/>
      <style:text-properties style:font-name="Andale Mono"/>
    </style:style>
    <style:style style:name="ce3" style:family="table-cell" style:parent-style-name="Default">
      <style:table-cell-properties fo:background-color="#eeeeee" fo:border="0.74pt solid #000000"/>
      <style:text-properties style:font-name="Andale Mono"/>
    </style:style>
    <style:style style:name="ce8" style:family="table-cell" style:parent-style-name="Default">
      <style:table-cell-properties fo:background-color="transparent" fo:border="0.74pt solid #000000"/>
      <style:text-properties style:font-name="Andale Mono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3" style:family="table-cell" style:parent-style-name="Default">
      <style:table-cell-properties fo:background-color="#eeeeee" fo:border="0.74pt solid #000000"/>
    </style:style>
    <style:style style:name="ce1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</text:p>
          </table:table-cell>
          <table:table-cell table:number-columns-repeated="16381"/>
        </table:table-row>
        <table:table-row table:style-name="ro1">
          <table:table-cell table:style-name="ce2" table:formula="of:=BASE(ROW( )-2;16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" calcext:value-type="string">
            <text:p>1</text:p>
          </table:table-cell>
          <table:table-cell table:style-name="ce3" office:value-type="string" calcext:value-type="string">
            <text:p>hlt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" calcext:value-type="string">
            <text:p>2</text:p>
          </table:table-cell>
          <table:table-cell table:style-name="ce2" office:value-type="string" calcext:value-type="string">
            <text:p>movb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" calcext:value-type="string">
            <text:p>3</text:p>
          </table:table-cell>
          <table:table-cell table:style-name="ce3" office:value-type="string" calcext:value-type="string">
            <text:p>movs n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" calcext:value-type="string">
            <text:p>4</text:p>
          </table:table-cell>
          <table:table-cell table:style-name="ce2" office:value-type="string" calcext:value-type="string">
            <text:p>movi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5" calcext:value-type="string">
            <text:p>5</text:p>
          </table:table-cell>
          <table:table-cell table:style-name="ce3" office:value-type="string" calcext:value-type="string">
            <text:p>movl n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6" calcext:value-type="string">
            <text:p>6</text:p>
          </table:table-cell>
          <table:table-cell table:style-name="ce2" office:value-type="string" calcext:value-type="string">
            <text:p>movr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7" calcext:value-type="string">
            <text:p>7</text:p>
          </table:table-cell>
          <table:table-cell table:style-name="ce3" office:value-type="string" calcext:value-type="string">
            <text:p>movb 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8" calcext:value-type="string">
            <text:p>8</text:p>
          </table:table-cell>
          <table:table-cell table:style-name="ce2" office:value-type="string" calcext:value-type="string">
            <text:p>movs 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9" calcext:value-type="string">
            <text:p>9</text:p>
          </table:table-cell>
          <table:table-cell table:style-name="ce3" office:value-type="string" calcext:value-type="string">
            <text:p>movi 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A" calcext:value-type="string">
            <text:p>A</text:p>
          </table:table-cell>
          <table:table-cell table:style-name="ce2" office:value-type="string" calcext:value-type="string">
            <text:p>movl 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B" calcext:value-type="string">
            <text:p>B</text:p>
          </table:table-cell>
          <table:table-cell table:style-name="ce3" office:value-type="string" calcext:value-type="string">
            <text:p>movr 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C" calcext:value-type="string">
            <text:p>C</text:p>
          </table:table-cell>
          <table:table-cell table:style-name="ce2" office:value-type="string" calcext:value-type="string">
            <text:p>movb from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D" calcext:value-type="string">
            <text:p>D</text:p>
          </table:table-cell>
          <table:table-cell table:style-name="ce3" office:value-type="string" calcext:value-type="string">
            <text:p>movs from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E" calcext:value-type="string">
            <text:p>E</text:p>
          </table:table-cell>
          <table:table-cell table:style-name="ce2" office:value-type="string" calcext:value-type="string">
            <text:p>movi from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F" calcext:value-type="string">
            <text:p>F</text:p>
          </table:table-cell>
          <table:table-cell table:style-name="ce3" office:value-type="string" calcext:value-type="string">
            <text:p>movl from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0" calcext:value-type="string">
            <text:p>10</text:p>
          </table:table-cell>
          <table:table-cell table:style-name="ce2" office:value-type="string" calcext:value-type="string">
            <text:p>movr from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1" calcext:value-type="string">
            <text:p>11</text:p>
          </table:table-cell>
          <table:table-cell table:style-name="ce3" office:value-type="string" calcext:value-type="string">
            <text:p>movb to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2" calcext:value-type="string">
            <text:p>12</text:p>
          </table:table-cell>
          <table:table-cell table:style-name="ce2" office:value-type="string" calcext:value-type="string">
            <text:p>movs to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3" calcext:value-type="string">
            <text:p>13</text:p>
          </table:table-cell>
          <table:table-cell table:style-name="ce3" office:value-type="string" calcext:value-type="string">
            <text:p>movi to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4" calcext:value-type="string">
            <text:p>14</text:p>
          </table:table-cell>
          <table:table-cell table:style-name="ce2" office:value-type="string" calcext:value-type="string">
            <text:p>movl to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5" calcext:value-type="string">
            <text:p>15</text:p>
          </table:table-cell>
          <table:table-cell table:style-name="ce3" office:value-type="string" calcext:value-type="string">
            <text:p>movr to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6" calcext:value-type="string">
            <text:p>16</text:p>
          </table:table-cell>
          <table:table-cell table:style-name="ce2" office:value-type="string" calcext:value-type="string">
            <text:p>movb from RAMg</text:p>
          </table:table-cell>
          <table:table-cell table:style-name="ce2" office:value-type="string" calcext:value-type="string">
            <text:p>чтение по абсолютному адресу</text:p>
          </table:table-cell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7" calcext:value-type="string">
            <text:p>17</text:p>
          </table:table-cell>
          <table:table-cell table:style-name="ce3" office:value-type="string" calcext:value-type="string">
            <text:p>movs from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8" calcext:value-type="string">
            <text:p>18</text:p>
          </table:table-cell>
          <table:table-cell table:style-name="ce2" office:value-type="string" calcext:value-type="string">
            <text:p>movi from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9" calcext:value-type="string">
            <text:p>19</text:p>
          </table:table-cell>
          <table:table-cell table:style-name="ce3" office:value-type="string" calcext:value-type="string">
            <text:p>movl from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A" calcext:value-type="string">
            <text:p>1A</text:p>
          </table:table-cell>
          <table:table-cell table:style-name="ce2" office:value-type="string" calcext:value-type="string">
            <text:p>movr from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B" calcext:value-type="string">
            <text:p>1B</text:p>
          </table:table-cell>
          <table:table-cell table:style-name="ce3" office:value-type="string" calcext:value-type="string">
            <text:p>movb to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C" calcext:value-type="string">
            <text:p>1C</text:p>
          </table:table-cell>
          <table:table-cell table:style-name="ce2" office:value-type="string" calcext:value-type="string">
            <text:p>movs to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D" calcext:value-type="string">
            <text:p>1D</text:p>
          </table:table-cell>
          <table:table-cell table:style-name="ce3" office:value-type="string" calcext:value-type="string">
            <text:p>movi to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E" calcext:value-type="string">
            <text:p>1E</text:p>
          </table:table-cell>
          <table:table-cell table:style-name="ce2" office:value-type="string" calcext:value-type="string">
            <text:p>movl to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F" calcext:value-type="string">
            <text:p>1F</text:p>
          </table:table-cell>
          <table:table-cell table:style-name="ce3" office:value-type="string" calcext:value-type="string">
            <text:p>movr to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0" calcext:value-type="string">
            <text:p>20</text:p>
          </table:table-cell>
          <table:table-cell table:style-name="ce2" office:value-type="string" calcext:value-type="string">
            <text:p>movb from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1" calcext:value-type="string">
            <text:p>21</text:p>
          </table:table-cell>
          <table:table-cell table:style-name="ce3" office:value-type="string" calcext:value-type="string">
            <text:p>movs from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2" calcext:value-type="string">
            <text:p>22</text:p>
          </table:table-cell>
          <table:table-cell table:style-name="ce2" office:value-type="string" calcext:value-type="string">
            <text:p>movi from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3" calcext:value-type="string">
            <text:p>23</text:p>
          </table:table-cell>
          <table:table-cell table:style-name="ce3" office:value-type="string" calcext:value-type="string">
            <text:p>movl from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4" calcext:value-type="string">
            <text:p>24</text:p>
          </table:table-cell>
          <table:table-cell table:style-name="ce2" office:value-type="string" calcext:value-type="string">
            <text:p>movr from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5" calcext:value-type="string">
            <text:p>25</text:p>
          </table:table-cell>
          <table:table-cell table:style-name="ce3" office:value-type="string" calcext:value-type="string">
            <text:p>movb to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6" calcext:value-type="string">
            <text:p>26</text:p>
          </table:table-cell>
          <table:table-cell table:style-name="ce2" office:value-type="string" calcext:value-type="string">
            <text:p>movs to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7" calcext:value-type="string">
            <text:p>27</text:p>
          </table:table-cell>
          <table:table-cell table:style-name="ce3" office:value-type="string" calcext:value-type="string">
            <text:p>movi to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8" calcext:value-type="string">
            <text:p>28</text:p>
          </table:table-cell>
          <table:table-cell table:style-name="ce2" office:value-type="string" calcext:value-type="string">
            <text:p>movl to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9" calcext:value-type="string">
            <text:p>29</text:p>
          </table:table-cell>
          <table:table-cell table:style-name="ce3" office:value-type="string" calcext:value-type="string">
            <text:p>movr to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A" calcext:value-type="string">
            <text:p>2A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B" calcext:value-type="string">
            <text:p>2B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C" calcext:value-type="string">
            <text:p>2C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D" calcext:value-type="string">
            <text:p>2D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E" calcext:value-type="string">
            <text:p>2E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F" calcext:value-type="string">
            <text:p>2F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0" calcext:value-type="string">
            <text:p>30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1" calcext:value-type="string">
            <text:p>31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2" calcext:value-type="string">
            <text:p>32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3" calcext:value-type="string">
            <text:p>33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4" calcext:value-type="string">
            <text:p>34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5" calcext:value-type="string">
            <text:p>35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6" calcext:value-type="string">
            <text:p>36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8" table:formula="of:=BASE(ROW( )-2;16)" office:value-type="string" office:string-value="37" calcext:value-type="string">
            <text:p>37</text:p>
          </table:table-cell>
          <table:table-cell table:style-name="ce8" table:number-columns-repeated="2"/>
          <table:table-cell table:style-name="ce12" table:number-columns-repeated="16381"/>
        </table:table-row>
        <table:table-row table:style-name="ro1">
          <table:table-cell table:style-name="ce1" table:formula="of:=BASE(ROW( )-2;16)" office:value-type="string" office:string-value="38" calcext:value-type="string">
            <text:p>3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9" calcext:value-type="string">
            <text:p>39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A" calcext:value-type="string">
            <text:p>3A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B" calcext:value-type="string">
            <text:p>3B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C" calcext:value-type="string">
            <text:p>3C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D" calcext:value-type="string">
            <text:p>3D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E" calcext:value-type="string">
            <text:p>3E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F" calcext:value-type="string">
            <text:p>3F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0" calcext:value-type="string">
            <text:p>40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1" calcext:value-type="string">
            <text:p>41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2" calcext:value-type="string">
            <text:p>42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3" calcext:value-type="string">
            <text:p>43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4" calcext:value-type="string">
            <text:p>44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5" calcext:value-type="string">
            <text:p>45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6" calcext:value-type="string">
            <text:p>46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7" calcext:value-type="string">
            <text:p>47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8" calcext:value-type="string">
            <text:p>4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9" calcext:value-type="string">
            <text:p>49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A" calcext:value-type="string">
            <text:p>4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B" calcext:value-type="string">
            <text:p>4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C" calcext:value-type="string">
            <text:p>4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D" calcext:value-type="string">
            <text:p>4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E" calcext:value-type="string">
            <text:p>4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F" calcext:value-type="string">
            <text:p>4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0" calcext:value-type="string">
            <text:p>5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1" calcext:value-type="string">
            <text:p>5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2" calcext:value-type="string">
            <text:p>5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3" calcext:value-type="string">
            <text:p>5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4" calcext:value-type="string">
            <text:p>5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5" calcext:value-type="string">
            <text:p>5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6" calcext:value-type="string">
            <text:p>5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7" calcext:value-type="string">
            <text:p>5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8" calcext:value-type="string">
            <text:p>5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9" calcext:value-type="string">
            <text:p>5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A" calcext:value-type="string">
            <text:p>5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B" calcext:value-type="string">
            <text:p>5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C" calcext:value-type="string">
            <text:p>5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D" calcext:value-type="string">
            <text:p>5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E" calcext:value-type="string">
            <text:p>5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F" calcext:value-type="string">
            <text:p>5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0" calcext:value-type="string">
            <text:p>6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1" calcext:value-type="string">
            <text:p>6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2" calcext:value-type="string">
            <text:p>6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3" calcext:value-type="string">
            <text:p>6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4" calcext:value-type="string">
            <text:p>6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5" calcext:value-type="string">
            <text:p>6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6" calcext:value-type="string">
            <text:p>6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7" calcext:value-type="string">
            <text:p>6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8" calcext:value-type="string">
            <text:p>6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9" calcext:value-type="string">
            <text:p>6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A" calcext:value-type="string">
            <text:p>6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B" calcext:value-type="string">
            <text:p>6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C" calcext:value-type="string">
            <text:p>6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D" calcext:value-type="string">
            <text:p>6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E" calcext:value-type="string">
            <text:p>6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F" calcext:value-type="string">
            <text:p>6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0" calcext:value-type="string">
            <text:p>7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1" calcext:value-type="string">
            <text:p>7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2" calcext:value-type="string">
            <text:p>7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3" calcext:value-type="string">
            <text:p>7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4" calcext:value-type="string">
            <text:p>7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5" calcext:value-type="string">
            <text:p>7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6" calcext:value-type="string">
            <text:p>7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7" calcext:value-type="string">
            <text:p>7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8" calcext:value-type="string">
            <text:p>7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9" calcext:value-type="string">
            <text:p>7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A" calcext:value-type="string">
            <text:p>7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B" calcext:value-type="string">
            <text:p>7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C" calcext:value-type="string">
            <text:p>7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D" calcext:value-type="string">
            <text:p>7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E" calcext:value-type="string">
            <text:p>7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F" calcext:value-type="string">
            <text:p>7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0" calcext:value-type="string">
            <text:p>8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1" calcext:value-type="string">
            <text:p>8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2" calcext:value-type="string">
            <text:p>8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3" calcext:value-type="string">
            <text:p>8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4" calcext:value-type="string">
            <text:p>8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5" calcext:value-type="string">
            <text:p>8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6" calcext:value-type="string">
            <text:p>8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7" calcext:value-type="string">
            <text:p>8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8" calcext:value-type="string">
            <text:p>8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9" calcext:value-type="string">
            <text:p>8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A" calcext:value-type="string">
            <text:p>8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B" calcext:value-type="string">
            <text:p>8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C" calcext:value-type="string">
            <text:p>8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D" calcext:value-type="string">
            <text:p>8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E" calcext:value-type="string">
            <text:p>8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F" calcext:value-type="string">
            <text:p>8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0" calcext:value-type="string">
            <text:p>9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1" calcext:value-type="string">
            <text:p>9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2" calcext:value-type="string">
            <text:p>9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3" calcext:value-type="string">
            <text:p>9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4" calcext:value-type="string">
            <text:p>9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5" calcext:value-type="string">
            <text:p>9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6" calcext:value-type="string">
            <text:p>9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7" calcext:value-type="string">
            <text:p>9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8" calcext:value-type="string">
            <text:p>9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9" calcext:value-type="string">
            <text:p>9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A" calcext:value-type="string">
            <text:p>9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B" calcext:value-type="string">
            <text:p>9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C" calcext:value-type="string">
            <text:p>9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D" calcext:value-type="string">
            <text:p>9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E" calcext:value-type="string">
            <text:p>9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F" calcext:value-type="string">
            <text:p>9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0" calcext:value-type="string">
            <text:p>A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1" calcext:value-type="string">
            <text:p>A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2" calcext:value-type="string">
            <text:p>A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3" calcext:value-type="string">
            <text:p>A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4" calcext:value-type="string">
            <text:p>A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5" calcext:value-type="string">
            <text:p>A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6" calcext:value-type="string">
            <text:p>A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7" calcext:value-type="string">
            <text:p>A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8" calcext:value-type="string">
            <text:p>A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9" calcext:value-type="string">
            <text:p>A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A" calcext:value-type="string">
            <text:p>A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B" calcext:value-type="string">
            <text:p>A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C" calcext:value-type="string">
            <text:p>A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D" calcext:value-type="string">
            <text:p>A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E" calcext:value-type="string">
            <text:p>A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F" calcext:value-type="string">
            <text:p>A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0" calcext:value-type="string">
            <text:p>B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1" calcext:value-type="string">
            <text:p>B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2" calcext:value-type="string">
            <text:p>B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3" calcext:value-type="string">
            <text:p>B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4" calcext:value-type="string">
            <text:p>B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5" calcext:value-type="string">
            <text:p>B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6" calcext:value-type="string">
            <text:p>B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7" calcext:value-type="string">
            <text:p>B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8" calcext:value-type="string">
            <text:p>B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9" calcext:value-type="string">
            <text:p>B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A" calcext:value-type="string">
            <text:p>BA</text:p>
          </table:table-cell>
          <table:table-cell table:number-columns-repeated="16383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10:00.137554457</meta:creation-date>
    <dc:date>2023-02-09T18:10:54.798061157</dc:date>
    <meta:editing-duration>PT1H28M43S</meta:editing-duration>
    <meta:editing-cycles>38</meta:editing-cycles>
    <meta:generator>LibreOffice/7.5.0.3$Linux_X86_64 LibreOffice_project/50$Build-3</meta:generator>
    <meta:document-statistic meta:table-count="1" meta:cell-count="233" meta:object-count="0"/>
  </office:meta>
</office:document-meta>
</file>